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1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15cm" fo:min-width="2.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cm" svg:height="4.4cm" svg:x="10.6cm" svg:y="5.6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cm" svg:height="3.6cm" svg:x="21.2cm" svg:y="10cm">
          <text:p text:style-name="P1">Telescope Motor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3.2cm" svg:x="20.6cm" svg:y="1.8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4cm" svg:height="1.2cm" svg:x="17cm" svg:y="11.4cm">
          <text:p text:style-name="P1">Arduino/PCB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6cm" svg:y1="7.8cm" svg:x2="20.6cm" svg:y2="3.4cm" draw:start-shape="id1" draw:start-glue-point="1" draw:end-shape="id2" draw:end-glue-point="3" svg:d="M15600 7800h2500v-4400h2500" svg:viewBox="0 0 5001 4401">
          <text:p text:style-name="P1">USB</text:p>
        </draw:connector>
        <draw:connector draw:style-name="gr5" draw:text-style-name="P1" draw:layer="layout" svg:x1="13.1cm" svg:y1="10cm" svg:x2="18.2cm" svg:y2="11.4cm" draw:start-shape="id1" draw:end-shape="id3" draw:end-glue-point="0" svg:d="M13100 10000v700h5100v700" svg:viewBox="0 0 5101 1401">
          <text:p text:style-name="P1">GPIO/USB</text:p>
        </draw:connector>
        <draw:connector draw:style-name="gr6" draw:text-style-name="P1" draw:layer="layout" svg:x1="19.4cm" svg:y1="12cm" svg:x2="21.2cm" svg:y2="11.8cm" draw:start-shape="id3" draw:start-glue-point="1" draw:end-shape="id4" svg:d="M19400 12000h1169v-200h631" svg:viewBox="0 0 1801 201">
          <text:p/>
        </draw:connector>
        <draw:custom-shape draw:style-name="gr7" draw:text-style-name="P1" xml:id="id5" draw:id="id5" draw:layer="layout" svg:width="3.4cm" svg:height="3.4cm" svg:x="2.6cm" svg:y="6.2cm">
          <text:p text:style-name="P1">Interfac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cm" svg:y1="7.9cm" svg:x2="10.6cm" svg:y2="7.8cm" draw:start-shape="id5" draw:start-glue-point="1" draw:end-shape="id1" draw:end-glue-point="3" svg:d="M6000 7900h2300v-100h2300" svg:viewBox="0 0 4601 101">
          <text:p text:style-name="P1">WiFi/Networking</text:p>
        </draw:connector>
        <draw:frame draw:style-name="gr8" draw:text-style-name="P2" draw:layer="layout" svg:width="4.608cm" svg:height="0.962cm" svg:x="2.2cm" svg:y="2.8cm">
          <draw:text-box>
            <text:p>Desired Target</text:p>
          </draw:text-box>
        </draw:frame>
        <draw:line draw:style-name="gr9" draw:text-style-name="P3" draw:layer="layout" svg:x1="4.4cm" svg:y1="3.762cm" svg:x2="4.4cm" svg:y2="6.2cm">
          <text:p/>
        </draw:line>
        <draw:frame draw:style-name="gr8" draw:text-style-name="P2" draw:layer="layout" svg:width="4.291cm" svg:height="0.962cm" svg:x="2.8cm" svg:y="12.8cm">
          <draw:text-box>
            <text:p>Camera View</text:p>
          </draw:text-box>
        </draw:frame>
        <draw:line draw:style-name="gr9" draw:text-style-name="P3" draw:layer="layout" svg:x1="4.2cm" svg:y1="9.6cm" svg:x2="4.2cm" svg:y2="13cm">
          <text:p/>
        </draw:line>
        <draw:frame draw:style-name="gr8" draw:text-style-name="P2" draw:layer="layout" svg:width="5.438cm" svg:height="0.962cm" svg:x="2cm" svg:y="1cm">
          <draw:text-box>
            <text:p>System Overview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2" draw:layer="layout" svg:width="9.595cm" svg:height="0.962cm" svg:x="1.2cm" svg:y="1cm">
          <draw:text-box>
            <text:p>Process Overview – ROS nodes</text:p>
          </draw:text-box>
        </draw:frame>
        <draw:frame draw:style-name="gr11" draw:text-style-name="P2" draw:layer="layout" svg:width="24.2cm" svg:height="2.384cm" svg:x="1.6cm" svg:y="3cm">
          <draw:text-box>
            <text:p text:style-name="P5">Camera Control</text:p>
            <text:list text:style-name="L1">
              <text:list-item>
                <text:p text:style-name="P5">Inputs: When to take image, how many images to take, exposure length filename to give to images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Work program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Stage 1: Bash script that takes time lapse. Capture a galaxy or something using the camera on the tripod.</text:span></text:p>
              </text:list-item>
              <text:list-item>
                <text:p><text:span text:style-name="T1">Stage 2: C++ program, either using gphoto2 or preferably libgphoto2. Add in support for configuring camera settings in case I get a new camera later down the line.</text:span></text:p>
              </text:list-item>
              <text:list-item>
                <text:p><text:span text:style-name="T1">Stage 3: Write a ROS node. Instead of being saved, images are published onto an image topic. Camera settings can also be read from a topic. (Not sure if each image should be triggered by a message, or if a single message should trigger a whole sequence. Suspect it’s the latter)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7:03:15.347799529</meta:creation-date>
    <dc:date>2022-10-17T17:21:16.061345559</dc:date>
    <meta:editing-duration>PT7M10S</meta:editing-duration>
    <meta:editing-cycles>1</meta:editing-cycles>
    <meta:document-statistic meta:object-count="49"/>
    <meta:generator>LibreOffice/6.4.7.2$Linux_X86_64 LibreOffice_project/40$Build-2</meta:generator>
  </office:meta>
</office:document-meta>
</file>